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Sans1" svg:font-family="LiberationSans"/>
    <style:font-face style:name="Arial" svg:font-family="Arial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202cm" svg:stroke-color="#00cc33" draw:stroke-linejoin="round" svg:stroke-linecap="butt" draw:fill="none" fo:padding-top="0.101cm" fo:padding-bottom="0.101cm" fo:padding-left="0.101cm" fo:padding-right="0.101cm"/>
    </style:style>
    <style:style style:name="gr3" style:family="graphic" style:parent-style-name="standard">
      <style:graphic-properties draw:stroke="solid" svg:stroke-width="0.151cm" svg:stroke-color="#ff00cc" draw:stroke-linejoin="round" svg:stroke-linecap="butt" draw:fill="none" fo:padding-top="0.075cm" fo:padding-bottom="0.075cm" fo:padding-left="0.075cm" fo:padding-right="0.075cm"/>
    </style:style>
    <style:style style:name="gr4" style:family="graphic" style:parent-style-name="standard">
      <style:graphic-properties draw:stroke="none" draw:fill="solid" draw:fill-color="#0000ff"/>
    </style:style>
    <style:style style:name="gr5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6" style:family="graphic" style:parent-style-name="standard">
      <style:graphic-properties draw:stroke="solid" svg:stroke-width="0.151cm" svg:stroke-color="#0000ff" draw:stroke-linejoin="round" svg:stroke-linecap="butt" draw:fill="none" fo:padding-top="0.075cm" fo:padding-bottom="0.075cm" fo:padding-left="0.075cm" fo:padding-right="0.075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013cm" fo:min-width="0.91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101cm" svg:stroke-color="#000000" draw:stroke-linejoin="round" svg:stroke-linecap="butt" draw:fill="none" fo:padding-top="0.05cm" fo:padding-bottom="0.05cm" fo:padding-left="0.05cm" fo:padding-right="0.05cm"/>
    </style:style>
    <style:style style:name="gr10" style:family="graphic" style:parent-style-name="standard">
      <style:graphic-properties draw:stroke="solid" svg:stroke-width="0.05cm" svg:stroke-color="#000000" draw:stroke-linejoin="round" svg:stroke-linecap="butt" draw:fill="none" fo:padding-top="0.025cm" fo:padding-bottom="0.025cm" fo:padding-left="0.025cm" fo:padding-right="0.02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ff"/>
    </style:style>
    <style:style style:name="P4" style:family="paragraph">
      <style:paragraph-properties fo:text-align="start" style:writing-mode="lr-tb"/>
      <style:text-properties style:font-name="Liberation Serif" fo:font-style="italic" style:font-style-asian="italic" style:font-style-complex="italic"/>
    </style:style>
    <style:style style:name="P5" style:family="paragraph">
      <loext:graphic-properties draw:fill="none"/>
      <style:paragraph-properties fo:text-align="start" style:writing-mode="lr-tb"/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P6" style:family="paragraph">
      <style:paragraph-properties fo:text-align="start" style:writing-mode="lr-tb"/>
      <style:text-properties style:font-name="Liberation Serif" fo:font-size="20pt" style:font-size-asian="20pt" style:font-size-complex="20pt"/>
    </style:style>
    <style:style style:name="P7" style:family="paragraph">
      <loext:graphic-properties draw:fill="none"/>
      <style:text-properties style:font-name="Liberation Serif" fo:font-size="20pt" style:font-size-asian="20pt" style:font-size-complex="20pt"/>
    </style:style>
    <style:style style:name="T1" style:family="text">
      <style:text-properties fo:color="#00cc33" style:font-name="Liberation Serif" fo:font-size="26pt" fo:font-style="italic" fo:font-weight="bold" style:font-size-asian="26pt" style:font-style-asian="italic" style:font-name-complex="LiberationSans1" style:font-size-complex="26pt" style:font-style-complex="italic" style:font-weight-complex="bold"/>
    </style:style>
    <style:style style:name="T2" style:family="text">
      <style:text-properties fo:color="#000000" style:font-name="Liberation Serif" fo:font-size="20pt" fo:font-weight="bold" style:font-size-asian="20pt" style:font-name-complex="Arial1" style:font-size-complex="20pt" style:font-weight-complex="bold"/>
    </style:style>
    <style:style style:name="T3" style:family="text">
      <style:text-properties fo:color="#000000" style:font-name="Liberation Serif" fo:font-size="20pt" style:font-size-asian="20pt" style:font-name-complex="Arial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7cm" svg:height="29.7cm" svg:x="0cm" svg:y="0cm" svg:viewBox="0 0 20998 29701" draw:points="0,0 20998,0 20998,29701 0,29701">
          <text:p/>
        </draw:polygon>
        <draw:line draw:style-name="gr2" draw:text-style-name="P2" draw:layer="layout" svg:x1="2.116cm" svg:y1="10.396cm" svg:x2="14.351cm" svg:y2="10.396cm">
          <text:p/>
        </draw:line>
        <draw:path draw:style-name="gr3" draw:text-style-name="P2" draw:layer="layout" svg:width="7.747cm" svg:height="5.842cm" svg:x="3.792cm" svg:y="7.475cm" svg:viewBox="0 0 7748 5843" svg:d="M0 5843c128-889 382-2159 636-2921 127-508 762-2922 1524-2922s1397 2287 1778 2922c254 762 1016 2032 1651 2032s1143-1270 1397-2032c127-635 508-1524 762-2541">
          <text:p/>
        </draw:path>
        <draw:path draw:style-name="gr4" draw:text-style-name="P3" draw:layer="layout" svg:width="0.508cm" svg:height="0.508cm" svg:x="4.201cm" svg:y="10.117cm" svg:viewBox="0 0 509 509" svg:d="M255 0c145 0 254 110 254 254 0 146-109 255-254 255-146 0-255-109-255-255 0-144 109-254 255-254zM0 0zM509 509z">
          <text:p/>
        </draw:path>
        <draw:path draw:style-name="gr5" draw:text-style-name="P2" draw:layer="layout" svg:width="0.508cm" svg:height="0.508cm" svg:x="4.201cm" svg:y="10.117cm" svg:viewBox="0 0 509 509" svg:d="M255 0c145 0 254 110 254 254 0 146-109 255-254 255-146 0-255-109-255-255 0-144 109-254 255-254z">
          <text:p/>
        </draw:path>
        <draw:polygon draw:style-name="gr5" draw:text-style-name="P2" draw:layer="layout" svg:width="0cm" svg:height="0cm" svg:x="4.201cm" svg:y="10.117cm" svg:viewBox="0 0 0 0" draw:points="0,0">
          <text:p/>
        </draw:polygon>
        <draw:polygon draw:style-name="gr5" draw:text-style-name="P2" draw:layer="layout" svg:width="0cm" svg:height="0cm" svg:x="4.709cm" svg:y="10.625cm" svg:viewBox="0 0 0 0" draw:points="0,0">
          <text:p/>
        </draw:polygon>
        <draw:path draw:style-name="gr4" draw:text-style-name="P3" draw:layer="layout" svg:width="0.511cm" svg:height="0.508cm" svg:x="7.401cm" svg:y="10.117cm" svg:viewBox="0 0 512 509" svg:d="M255 0c144 0 254 110 254 254 0 146-110 255-254 255-141 0-255-109-255-255 0-144 114-254 255-254zM0 0zM512 509z">
          <text:p/>
        </draw:path>
        <draw:path draw:style-name="gr5" draw:text-style-name="P2" draw:layer="layout" svg:width="0.508cm" svg:height="0.508cm" svg:x="7.401cm" svg:y="10.117cm" svg:viewBox="0 0 509 509" svg:d="M254 0c144 0 255 110 255 254 0 146-111 255-255 255-141 0-254-109-254-255 0-144 113-254 254-254z">
          <text:p/>
        </draw:path>
        <draw:polygon draw:style-name="gr5" draw:text-style-name="P2" draw:layer="layout" svg:width="0cm" svg:height="0cm" svg:x="7.401cm" svg:y="10.117cm" svg:viewBox="0 0 0 0" draw:points="0,0">
          <text:p/>
        </draw:polygon>
        <draw:polygon draw:style-name="gr5" draw:text-style-name="P2" draw:layer="layout" svg:width="0cm" svg:height="0cm" svg:x="7.912cm" svg:y="10.625cm" svg:viewBox="0 0 0 0" draw:points="0,0">
          <text:p/>
        </draw:polygon>
        <draw:path draw:style-name="gr4" draw:text-style-name="P3" draw:layer="layout" svg:width="0.508cm" svg:height="0.512cm" svg:x="10.505cm" svg:y="10.117cm" svg:viewBox="0 0 509 513" svg:d="M254 0c141 0 255 113 255 254 0 146-114 255-255 255-144 0-254-109-254-255 0-141 110-254 254-254zM0 0zM509 513z">
          <text:p/>
        </draw:path>
        <draw:path draw:style-name="gr5" draw:text-style-name="P2" draw:layer="layout" svg:width="0.508cm" svg:height="0.508cm" svg:x="10.505cm" svg:y="10.117cm" svg:viewBox="0 0 509 509" svg:d="M254 0c141 0 255 113 255 254 0 146-114 255-255 255-144 0-254-109-254-255 0-141 110-254 254-254z">
          <text:p/>
        </draw:path>
        <draw:polygon draw:style-name="gr5" draw:text-style-name="P2" draw:layer="layout" svg:width="0cm" svg:height="0cm" svg:x="10.505cm" svg:y="10.117cm" svg:viewBox="0 0 0 0" draw:points="0,0">
          <text:p/>
        </draw:polygon>
        <draw:polygon draw:style-name="gr5" draw:text-style-name="P2" draw:layer="layout" svg:width="0cm" svg:height="0cm" svg:x="11.013cm" svg:y="10.629cm" svg:viewBox="0 0 0 0" draw:points="0,0">
          <text:p/>
        </draw:polygon>
        <draw:line draw:style-name="gr6" draw:text-style-name="P2" draw:layer="layout" svg:x1="4.427cm" svg:y1="10.396cm" svg:x2="10.777cm" svg:y2="10.396cm">
          <text:p/>
        </draw:line>
        <draw:frame draw:style-name="gr7" draw:text-style-name="P5" draw:layer="layout" svg:width="0.916cm" svg:height="1.013cm" svg:x="14.224cm" svg:y="10.925cm">
          <draw:text-box>
            <text:p text:style-name="P4"><text:span text:style-name="T1">H</text:span></text:p>
          </draw:text-box>
        </draw:frame>
        <draw:frame draw:style-name="gr8" draw:text-style-name="P7" draw:layer="layout" svg:width="0.634cm" svg:height="0.78cm" svg:x="4.233cm" svg:y="13.505cm">
          <draw:text-box>
            <text:p text:style-name="P6"><text:span text:style-name="T2">1</text:span></text:p>
          </draw:text-box>
        </draw:frame>
        <draw:frame draw:style-name="gr8" draw:text-style-name="P7" draw:layer="layout" svg:width="0.634cm" svg:height="0.78cm" svg:x="7.581cm" svg:y="13.505cm">
          <draw:text-box>
            <text:p text:style-name="P6"><text:span text:style-name="T2">1</text:span></text:p>
          </draw:text-box>
        </draw:frame>
        <draw:frame draw:style-name="gr8" draw:text-style-name="P7" draw:layer="layout" svg:width="0.634cm" svg:height="0.78cm" svg:x="10.59cm" svg:y="13.536cm">
          <draw:text-box>
            <text:p text:style-name="P6"><text:span text:style-name="T2">1</text:span></text:p>
          </draw:text-box>
        </draw:frame>
        <draw:frame draw:style-name="gr8" draw:text-style-name="P7" draw:layer="layout" svg:width="0.634cm" svg:height="0.78cm" svg:x="5.278cm" svg:y="13.505cm">
          <draw:text-box>
            <text:p text:style-name="P6"><text:span text:style-name="T3">0</text:span></text:p>
          </draw:text-box>
        </draw:frame>
        <draw:frame draw:style-name="gr8" draw:text-style-name="P7" draw:layer="layout" svg:width="0.634cm" svg:height="0.78cm" svg:x="6.622cm" svg:y="13.505cm">
          <draw:text-box>
            <text:p text:style-name="P6"><text:span text:style-name="T3">0</text:span></text:p>
          </draw:text-box>
        </draw:frame>
        <draw:path draw:style-name="gr1" draw:text-style-name="P1" draw:layer="layout" svg:width="0.324cm" svg:height="0.324cm" svg:x="5.288cm" svg:y="7.715cm" svg:viewBox="0 0 325 325" svg:d="M163 0c88 0 159 70 159 162 0 93-71 160-159 160-92 0-163-67-163-160 0-92 71-162 163-162zM0 0zM325 325z">
          <text:p/>
        </draw:path>
        <draw:path draw:style-name="gr9" draw:text-style-name="P2" draw:layer="layout" svg:width="0.321cm" svg:height="0.321cm" svg:x="5.288cm" svg:y="7.715cm" svg:viewBox="0 0 322 322" svg:d="M163 0c88 0 159 70 159 163 0 92-71 159-159 159-92 0-163-67-163-159 0-93 71-163 163-163z">
          <text:p/>
        </draw:path>
        <draw:polygon draw:style-name="gr9" draw:text-style-name="P2" draw:layer="layout" svg:width="0cm" svg:height="0cm" svg:x="5.288cm" svg:y="7.715cm" svg:viewBox="0 0 0 0" draw:points="0,0">
          <text:p/>
        </draw:polygon>
        <draw:polygon draw:style-name="gr9" draw:text-style-name="P2" draw:layer="layout" svg:width="0cm" svg:height="0cm" svg:x="5.612cm" svg:y="8.039cm" svg:viewBox="0 0 0 0" draw:points="0,0">
          <text:p/>
        </draw:polygon>
        <draw:path draw:style-name="gr1" draw:text-style-name="P1" draw:layer="layout" svg:width="0.325cm" svg:height="0.321cm" svg:x="6.688cm" svg:y="8.219cm" svg:viewBox="0 0 326 322" svg:d="M162 0c92 0 160 67 160 159s-68 163-160 163c-91 0-162-71-162-163s71-159 162-159zM0 0zM326 322z">
          <text:p/>
        </draw:path>
        <draw:path draw:style-name="gr9" draw:text-style-name="P2" draw:layer="layout" svg:width="0.321cm" svg:height="0.321cm" svg:x="6.688cm" svg:y="8.219cm" svg:viewBox="0 0 322 322" svg:d="M162 0c93 0 160 67 160 159s-67 163-160 163c-91 0-162-71-162-163s71-159 162-159z">
          <text:p/>
        </draw:path>
        <draw:polygon draw:style-name="gr9" draw:text-style-name="P2" draw:layer="layout" svg:width="0cm" svg:height="0cm" svg:x="6.688cm" svg:y="8.219cm" svg:viewBox="0 0 0 0" draw:points="0,0">
          <text:p/>
        </draw:polygon>
        <draw:polygon draw:style-name="gr9" draw:text-style-name="P2" draw:layer="layout" svg:width="0cm" svg:height="0cm" svg:x="7.013cm" svg:y="8.54cm" svg:viewBox="0 0 0 0" draw:points="0,0">
          <text:p/>
        </draw:polygon>
        <draw:path draw:style-name="gr1" draw:text-style-name="P1" draw:layer="layout" svg:width="0.321cm" svg:height="0.321cm" svg:x="11.218cm" svg:y="8.364cm" svg:viewBox="0 0 322 322" svg:d="M162 0c89 0 160 70 160 163 0 88-71 159-160 159-92 0-162-71-162-159 0-93 70-163 162-163zM0 0zM322 322z">
          <text:p/>
        </draw:path>
        <draw:path draw:style-name="gr9" draw:text-style-name="P2" draw:layer="layout" svg:width="0.321cm" svg:height="0.321cm" svg:x="11.218cm" svg:y="8.364cm" svg:viewBox="0 0 322 322" svg:d="M162 0c89 0 160 70 160 163 0 88-71 159-160 159-92 0-162-71-162-159 0-93 70-163 162-163z">
          <text:p/>
        </draw:path>
        <draw:polygon draw:style-name="gr9" draw:text-style-name="P2" draw:layer="layout" svg:width="0cm" svg:height="0cm" svg:x="11.218cm" svg:y="8.364cm" svg:viewBox="0 0 0 0" draw:points="0,0">
          <text:p/>
        </draw:polygon>
        <draw:polygon draw:style-name="gr9" draw:text-style-name="P2" draw:layer="layout" svg:width="0cm" svg:height="0cm" svg:x="11.539cm" svg:y="8.685cm" svg:viewBox="0 0 0 0" draw:points="0,0">
          <text:p/>
        </draw:polygon>
        <draw:line draw:style-name="gr10" draw:text-style-name="P2" draw:layer="layout" svg:x1="4.427cm" svg:y1="10.396cm" svg:x2="4.427cm" svg:y2="13.317cm">
          <text:p/>
        </draw:line>
        <draw:line draw:style-name="gr10" draw:text-style-name="P2" draw:layer="layout" svg:x1="5.429cm" svg:y1="8.036cm" svg:x2="5.429cm" svg:y2="13.317cm">
          <text:p/>
        </draw:line>
        <draw:path draw:style-name="gr4" draw:text-style-name="P3" draw:layer="layout" svg:width="0.512cm" svg:height="0.508cm" svg:x="4.201cm" svg:y="10.117cm" svg:viewBox="0 0 513 509" svg:d="M255 0c145 0 254 110 254 254 0 146-109 255-254 255-142 0-255-109-255-255 0-144 113-254 255-254zM0 0zM513 509z">
          <text:p/>
        </draw:path>
        <draw:path draw:style-name="gr5" draw:text-style-name="P2" draw:layer="layout" svg:width="0.508cm" svg:height="0.508cm" svg:x="4.201cm" svg:y="10.117cm" svg:viewBox="0 0 509 509" svg:d="M255 0c145 0 254 110 254 254 0 146-109 255-254 255-142 0-255-109-255-255 0-144 113-254 255-254z">
          <text:p/>
        </draw:path>
        <draw:polygon draw:style-name="gr5" draw:text-style-name="P2" draw:layer="layout" svg:width="0cm" svg:height="0cm" svg:x="4.201cm" svg:y="10.117cm" svg:viewBox="0 0 0 0" draw:points="0,0">
          <text:p/>
        </draw:polygon>
        <draw:polygon draw:style-name="gr5" draw:text-style-name="P2" draw:layer="layout" svg:width="0cm" svg:height="0cm" svg:x="4.713cm" svg:y="10.625cm" svg:viewBox="0 0 0 0" draw:points="0,0">
          <text:p/>
        </draw:polygon>
        <draw:line draw:style-name="gr10" draw:text-style-name="P2" draw:layer="layout" svg:x1="7.729cm" svg:y1="10.396cm" svg:x2="7.729cm" svg:y2="13.317cm">
          <text:p/>
        </draw:line>
        <draw:path draw:style-name="gr4" draw:text-style-name="P3" draw:layer="layout" svg:width="0.508cm" svg:height="0.512cm" svg:x="7.404cm" svg:y="10.117cm" svg:viewBox="0 0 509 513" svg:d="M254 0c145 0 255 113 255 254 0 146-110 255-255 255-144 0-254-109-254-255 0-141 110-254 254-254zM0 0zM509 513z">
          <text:p/>
        </draw:path>
        <draw:path draw:style-name="gr5" draw:text-style-name="P2" draw:layer="layout" svg:width="0.508cm" svg:height="0.508cm" svg:x="7.404cm" svg:y="10.117cm" svg:viewBox="0 0 509 509" svg:d="M254 0c145 0 255 113 255 254 0 146-110 255-255 255-144 0-254-109-254-255 0-141 110-254 254-254z">
          <text:p/>
        </draw:path>
        <draw:polygon draw:style-name="gr5" draw:text-style-name="P2" draw:layer="layout" svg:width="0cm" svg:height="0cm" svg:x="7.404cm" svg:y="10.117cm" svg:viewBox="0 0 0 0" draw:points="0,0">
          <text:p/>
        </draw:polygon>
        <draw:polygon draw:style-name="gr5" draw:text-style-name="P2" draw:layer="layout" svg:width="0cm" svg:height="0cm" svg:x="7.912cm" svg:y="10.629cm" svg:viewBox="0 0 0 0" draw:points="0,0">
          <text:p/>
        </draw:polygon>
        <draw:line draw:style-name="gr10" draw:text-style-name="P2" draw:layer="layout" svg:x1="6.829cm" svg:y1="8.498cm" svg:x2="6.841cm" svg:y2="13.318cm">
          <text:p/>
        </draw:line>
        <draw:line draw:style-name="gr10" draw:text-style-name="P2" draw:layer="layout" svg:x1="10.805cm" svg:y1="10.438cm" svg:x2="10.805cm" svg:y2="13.359cm">
          <text:p/>
        </draw:line>
        <draw:path draw:style-name="gr4" draw:text-style-name="P3" draw:layer="layout" svg:width="0.508cm" svg:height="0.508cm" svg:x="10.505cm" svg:y="10.121cm" svg:viewBox="0 0 509 509" svg:d="M254 0c145 0 255 109 255 254 0 142-110 255-255 255-144 0-254-113-254-255 0-145 110-254 254-254zM0 0zM509 509z">
          <text:p/>
        </draw:path>
        <draw:path draw:style-name="gr5" draw:text-style-name="P2" draw:layer="layout" svg:width="0.508cm" svg:height="0.508cm" svg:x="10.505cm" svg:y="10.121cm" svg:viewBox="0 0 509 509" svg:d="M254 0c145 0 255 109 255 254 0 142-110 255-255 255-144 0-254-113-254-255 0-145 110-254 254-254z">
          <text:p/>
        </draw:path>
        <draw:polygon draw:style-name="gr5" draw:text-style-name="P2" draw:layer="layout" svg:width="0cm" svg:height="0cm" svg:x="10.505cm" svg:y="10.121cm" svg:viewBox="0 0 0 0" draw:points="0,0">
          <text:p/>
        </draw:polygon>
        <draw:polygon draw:style-name="gr5" draw:text-style-name="P2" draw:layer="layout" svg:width="0cm" svg:height="0cm" svg:x="11.013cm" svg:y="10.629cm" svg:viewBox="0 0 0 0" draw:points="0,0">
          <text:p/>
        </draw:polygon>
        <draw:line draw:style-name="gr10" draw:text-style-name="P2" draw:layer="layout" svg:x1="11.401cm" svg:y1="8.625cm" svg:x2="11.413cm" svg:y2="13.445cm">
          <text:p/>
        </draw:line>
        <draw:frame draw:style-name="gr8" draw:text-style-name="P7" draw:layer="layout" svg:width="0.634cm" svg:height="0.78cm" svg:x="11.229cm" svg:y="13.554cm">
          <draw:text-box>
            <text:p text:style-name="P6"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iberationSans1" svg:font-family="LiberationSans"/>
    <style:font-face style:name="Arial" svg:font-family="Arial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24T17:58:46.924267000</dc:date>
    <meta:editing-duration>PT9M20S</meta:editing-duration>
    <meta:editing-cycles>3</meta:editing-cycles>
    <meta:generator>LibreOffice/4.4.6.3$MacOSX_X86_64 LibreOffice_project/e8938fd3328e95dcf59dd64e7facd2c7d67c704d</meta:generator>
    <meta:document-statistic meta:object-count="53"/>
  </office:meta>
</office:document-meta>
</file>